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officeooo:rsid="00118343" officeooo:paragraph-rsid="001bedb4"/>
    </style:style>
    <style:style style:name="P2" style:family="paragraph" style:parent-style-name="Standard">
      <style:paragraph-properties fo:line-height="150%"/>
      <style:text-properties officeooo:rsid="001d0220" officeooo:paragraph-rsid="001d0220"/>
    </style:style>
    <style:style style:name="P3" style:family="paragraph" style:parent-style-name="Standard">
      <style:paragraph-properties fo:line-height="150%"/>
      <style:text-properties style:text-position="0% 100%" officeooo:rsid="001d0220" officeooo:paragraph-rsid="001d0220"/>
    </style:style>
    <style:style style:name="P4" style:family="paragraph" style:parent-style-name="Standard">
      <style:paragraph-properties fo:line-height="150%"/>
      <style:text-properties style:text-position="0% 100%" style:font-name="Liberation Serif" officeooo:rsid="001e3c5d" officeooo:paragraph-rsid="001d0220" style:font-name-asian="NSimSun" style:font-name-complex="Lucida Sans"/>
    </style:style>
    <style:style style:name="P5" style:family="paragraph" style:parent-style-name="Standard">
      <style:paragraph-properties fo:line-height="150%"/>
      <style:text-properties style:text-position="0% 100%" style:font-name="Liberation Serif" officeooo:rsid="001e3c5d" officeooo:paragraph-rsid="001e3c5d" style:font-name-asian="NSimSun" style:font-name-complex="Lucida Sans"/>
    </style:style>
    <style:style style:name="P6" style:family="paragraph" style:parent-style-name="Standard">
      <style:paragraph-properties fo:line-height="150%"/>
      <style:text-properties style:text-position="0% 100%" style:font-name="Liberation Serif" officeooo:rsid="001d0220" officeooo:paragraph-rsid="001d0220" style:font-name-asian="NSimSun" style:font-name-complex="Lucida Sans"/>
    </style:style>
    <style:style style:name="P7" style:family="paragraph" style:parent-style-name="Standard">
      <style:paragraph-properties fo:line-height="150%"/>
      <style:text-properties style:text-position="0% 100%" style:font-name="Liberation Serif" fo:font-weight="bold" officeooo:rsid="00228745" officeooo:paragraph-rsid="00228745" style:font-name-asian="NSimSun" style:font-weight-asian="bold" style:font-name-complex="Lucida Sans" style:font-weight-complex="bold"/>
    </style:style>
    <style:style style:name="P8" style:family="paragraph" style:parent-style-name="Standard">
      <style:paragraph-properties fo:line-height="150%"/>
      <style:text-properties style:text-position="0% 100%" style:font-name="Liberation Serif" fo:font-weight="normal" officeooo:rsid="00228745" officeooo:paragraph-rsid="00228745" style:font-name-asian="NSimSun" style:font-weight-asian="normal" style:font-name-complex="Lucida Sans" style:font-weight-complex="normal"/>
    </style:style>
    <style:style style:name="P9" style:family="paragraph" style:parent-style-name="Standard">
      <style:paragraph-properties fo:line-height="150%"/>
      <style:text-properties style:text-position="0% 100%" officeooo:rsid="001e3c5d" officeooo:paragraph-rsid="001e3c5d"/>
    </style:style>
    <style:style style:name="P10" style:family="paragraph" style:parent-style-name="Standard">
      <style:paragraph-properties fo:line-height="150%"/>
      <style:text-properties style:text-position="0% 100%" officeooo:rsid="00208791" officeooo:paragraph-rsid="00208791"/>
    </style:style>
    <style:style style:name="P11" style:family="paragraph" style:parent-style-name="Standard">
      <style:paragraph-properties fo:line-height="150%"/>
      <style:text-properties style:text-position="0% 100%" officeooo:rsid="00208791" officeooo:paragraph-rsid="00247ed2"/>
    </style:style>
    <style:style style:name="T1" style:family="text">
      <style:text-properties officeooo:rsid="001d0220"/>
    </style:style>
    <style:style style:name="T2" style:family="text">
      <style:text-properties style:text-position="super 58%"/>
    </style:style>
    <style:style style:name="T3" style:family="text">
      <style:text-properties style:text-position="super 58%" style:font-name="Liberation Serif" style:font-name-asian="NSimSun" style:font-name-complex="Lucida Sans"/>
    </style:style>
    <style:style style:name="T4" style:family="text">
      <style:text-properties style:text-position="0% 100%"/>
    </style:style>
    <style:style style:name="T5" style:family="text">
      <style:text-properties style:text-position="0% 100%" officeooo:rsid="00208791"/>
    </style:style>
    <style:style style:name="T6" style:family="text">
      <style:text-properties style:text-position="0% 100%" officeooo:rsid="00247ed2"/>
    </style:style>
    <style:style style:name="T7" style:family="text">
      <style:text-properties style:font-name="Liberation Serif1" style:font-name-asian="Liberation Serif1" style:font-name-complex="Liberation Serif1"/>
    </style:style>
    <style:style style:name="T8" style:family="text">
      <style:text-properties style:font-name="Liberation Serif" style:font-name-asian="NSimSun" style:font-name-complex="Lucida Sans"/>
    </style:style>
    <style:style style:name="T9" style:family="text">
      <style:text-properties style:font-name="Liberation Serif" officeooo:rsid="001e3c5d" style:font-name-asian="NSimSun" style:font-name-complex="Lucida Sans"/>
    </style:style>
    <style:style style:name="T10" style:family="text">
      <style:text-properties style:font-name="Liberation Serif" officeooo:rsid="00208791" style:font-name-asian="NSimSun" style:font-name-complex="Lucida Sans"/>
    </style:style>
    <style:style style:name="T11" style:family="text">
      <style:text-properties style:font-name="Liberation Serif" officeooo:rsid="00228745" style:font-name-asian="NSimSun" style:font-name-complex="Lucida Sans"/>
    </style:style>
    <style:style style:name="T12" style:family="text">
      <style:text-properties style:font-name="Liberation Serif" officeooo:rsid="00247ed2" style:font-name-asian="NSimSun" style:font-name-complex="Lucida Sans"/>
    </style:style>
    <style:style style:name="T13" style:family="text">
      <style:text-properties style:font-name="Liberation Serif" officeooo:rsid="00251bf6" style:font-name-asian="NSimSun" style:font-name-complex="Lucida Sans"/>
    </style:style>
    <style:style style:name="T14" style:family="text">
      <style:text-properties style:font-name="Liberation Serif" officeooo:rsid="0027e32d" style:font-name-asian="NSimSun" style:font-name-complex="Lucida Sans"/>
    </style:style>
    <style:style style:name="T15" style:family="text">
      <style:text-properties officeooo:rsid="00208791"/>
    </style:style>
    <style:style style:name="T16" style:family="text">
      <style:text-properties officeooo:rsid="00236d9e"/>
    </style:style>
    <style:style style:name="T17" style:family="text">
      <style:text-properties officeooo:rsid="00247e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5">Hola y bienvenido a esta nueva lección; la clase pasada hablamos sobre exponentes y esta vez toca hablar sobre raíces, no solo cuadradas, </text:span>esto en principio puede asustar un poco cuando yo estaba en primaria me costaba mucho resolver <text:span text:style-name="T1">raíces</text:span> cuadradas, y ahora me entero de que <text:span text:style-name="T1">también</text:span> hay cubicas y cuartas, pero en realidad no todos los problemas <text:span text:style-name="T1">requerirán</text:span> que resolvamos la <text:span text:style-name="T1">raíz</text:span>, solo que la manipulemos.</text:p>
      <text:p text:style-name="P2">Como vimos en la clase anterior las potencias <text:span text:style-name="T15">están</text:span> elevadas a <text:span text:style-name="T15">algún</text:span> numero entero, ya sea este positivo o negativo, <text:span text:style-name="T15">pero recuerden que existen</text:span> <text:span text:style-name="T15">números</text:span> como “un medio” <text:span text:style-name="T15">el cual </text:span>no pertenece a los <text:span text:style-name="T15">números</text:span> enteros, por lo que cabria preguntarse que pasa con todas las potencias que no <text:span text:style-name="T15">están</text:span> elevadas a un entero, pues esas potencias son <text:span text:style-name="T15">raíces</text:span>, es decir que <text:span text:style-name="T15">raíz</text:span> cuadrada de <text:span text:style-name="T15">algún</text:span> numero, es equivalente a ese numero elevado a la ½, y por supuesto <text:span text:style-name="T15">raíz</text:span> cubica es<text:span text:style-name="T15">ta elevado</text:span> a <text:span text:style-name="T2">1/3 <text:s/></text:span><text:span text:style-name="T4">y una </text:span><text:span text:style-name="T5">raíz</text:span><text:span text:style-name="T4"> cua</text:span><text:span text:style-name="T6">rta</text:span><text:span text:style-name="T4"> es a </text:span><text:span text:style-name="T2">1/4 </text:span><text:span text:style-name="T4">, </text:span><text:span text:style-name="T5">así</text:span><text:span text:style-name="T4"> sucesivamente, <text:s/>y </text:span><text:span text:style-name="T5">quizá</text:span><text:span text:style-name="T4"> te preguntes que pasa con exponentes como </text:span></text:p>
      <text:p text:style-name="P2"><text:span text:style-name="T4"><text:tab/><text:tab/><text:tab/><text:tab/><text:tab/><text:tab/>a</text:span><text:span text:style-name="T2">3/2</text:span></text:p>
      <text:p text:style-name="P3">bueno esto es equivalente a decir <text:span text:style-name="T15">raíz</text:span> cuadrada de a elevada al cubo de esta manera</text:p>
      <text:p text:style-name="P3"><text:tab/><text:tab/><text:tab/><text:tab/><text:tab/><text:tab/>a<text:span text:style-name="T2">3/2</text:span>=(a<text:span text:style-name="T2">1/2</text:span>)<text:span text:style-name="T2">3</text:span></text:p>
      <text:p text:style-name="P10">De hecho recuerden <text:span text:style-name="T17">de </text:span>la lección anterior <text:span text:style-name="T17">que</text:span> esta es una propiedad de las potencias.</text:p>
      <text:p text:style-name="P3"><text:span text:style-name="T15">A</text:span> pesar de que la <text:span text:style-name="T15">raíces</text:span> son lo que acabo de describir, muchas veces es más sencillo manipular las operaciones con la siguiente notación.</text:p>
      <text:p text:style-name="P3"><text:tab/><text:tab/><text:tab/><text:tab/><text:tab/><text:tab/><text:tab/><text:span text:style-name="T7">√</text:span><text:span text:style-name="T8">a</text:span></text:p>
      <text:p text:style-name="P3"><text:span text:style-name="T8">donde se le llama coeficiente a la potencia en este caso al cuadrado, y radicando a su base en este ejemplo el símbolo “a”. </text:span><text:span text:style-name="T9">Toma en cuent</text:span><text:span text:style-name="T10">a</text:span><text:span text:style-name="T9"> que esta </text:span><text:span text:style-name="T10">notación</text:span><text:span text:style-name="T9"> significa </text:span><text:span text:style-name="T10">también</text:span><text:span text:style-name="T9"> </text:span><text:span text:style-name="T10">raíz</text:span><text:span text:style-name="T9"> cuadrada de a. </text:span></text:p>
      <text:p text:style-name="P4"/>
      <text:p text:style-name="P5">veamos el siguiente teorema, para terminar de entender las <text:span text:style-name="T15">raíces.</text:span></text:p>
      <text:p text:style-name="P5"/>
      <text:p text:style-name="P5"/>
      <text:p text:style-name="P5">Siendo m y n enteros positivos y a y b números reales, entonces, </text:p>
      <text:p text:style-name="P5"/>
      <text:p text:style-name="P9"><text:span text:style-name="T8">1. a</text:span><text:span text:style-name="T3">m/n</text:span><text:span text:style-name="T8">=(a</text:span><text:span text:style-name="T3">1/n</text:span><text:span text:style-name="T8">)</text:span><text:span text:style-name="T3">m</text:span><text:span text:style-name="T8">=(a</text:span><text:span text:style-name="T3">m</text:span><text:span text:style-name="T8">)</text:span><text:span text:style-name="T3">1/n </text:span><text:span text:style-name="T8"><text:s/>si a</text:span><text:span text:style-name="T3">1/n </text:span><text:span text:style-name="T8"><text:s/>existe. </text:span><text:span text:style-name="T14">Presente atención al hecho de que esta regla es muy parecida a la segunda ley de los exponentes la explicación del porque es la misma.</text:span></text:p>
      <text:p text:style-name="P5"/>
      <text:p text:style-name="P9"><text:span text:style-name="T8">2.</text:span><text:span text:style-name="T3">n </text:span><text:span text:style-name="T7">√</text:span><text:span text:style-name="T8">a</text:span><text:span text:style-name="T3">n</text:span><text:span text:style-name="T8"> = a si n es impar <text:s text:c="7"/>valor absoluto de a si n es par </text:span></text:p>
      <text:p text:style-name="P11"><text:span text:style-name="T8">no quiero entrar en detalle de que es el valor absoluto porque lo veremos en su momento con más calma pero por ahora piénsenlo que es </text:span><text:span text:style-name="T11">convertir todos los números negativos a positivos. </text:span><text:span text:style-name="T12">Esto de valor absoluto tiene un porque y es porqu</text:span><text:span text:style-name="T13">e no existe la raíz de números negativos, en los números reales, sin </text:span><text:soft-page-break/><text:span text:style-name="T13">embargo sí la potencia es par, podemos manejar valores negativos, como por ejemplo raiz cuadrada de -1, -1 al cuadrado es igual a 1, y raiz cuadrada de 1 es igual a 1 por lo que podemos manejar ese valor pero siempre nos dara un positivo, y como ya mencione la función valor absoluto vuelve positivos todos los numeros.</text:span></text:p>
      <text:p text:style-name="P5"/>
      <text:p text:style-name="P9"><text:span text:style-name="T8">3.</text:span><text:span text:style-name="T3">n</text:span><text:span text:style-name="T7">√</text:span><text:span text:style-name="T8">ab=</text:span><text:span text:style-name="T3">n </text:span><text:span text:style-name="T7">√</text:span><text:span text:style-name="T8">a</text:span><text:span text:style-name="T12">(</text:span><text:span text:style-name="T3">n </text:span><text:span text:style-name="T7">√</text:span><text:span text:style-name="T8">b</text:span><text:span text:style-name="T12">) </text:span><text:span text:style-name="T14">Esta ley es muy parecida a la tercera ley de los exponentes, y su explicación es igual</text:span></text:p>
      <text:p text:style-name="P5"/>
      <text:p text:style-name="P9"><text:span text:style-name="T8">4.</text:span><text:span text:style-name="T3">n </text:span><text:span text:style-name="T7">√</text:span><text:span text:style-name="T8">a/b = </text:span><text:span text:style-name="T3">n </text:span><text:span text:style-name="T7">√</text:span><text:span text:style-name="T8">a/</text:span><text:span text:style-name="T3">n <text:s/></text:span><text:span text:style-name="T7">√</text:span><text:span text:style-name="T8">b siempre y cuando b se distinto de cero. </text:span><text:span text:style-name="T14">Nuevamente esta ley es muy parecida a la cuarta ley de los exponentes y su explicación es igual.</text:span></text:p>
      <text:p text:style-name="P5"/>
      <text:p text:style-name="P9"><text:span text:style-name="T8">5.</text:span><text:span text:style-name="T3">m</text:span><text:span text:style-name="T7">√</text:span><text:span text:style-name="T3">n</text:span><text:span text:style-name="T7">√</text:span><text:span text:style-name="T8">a= </text:span><text:span text:style-name="T3">n</text:span><text:span text:style-name="T7">√</text:span><text:span text:style-name="T3">m</text:span><text:span text:style-name="T7">√</text:span><text:span text:style-name="T8">a= </text:span><text:span text:style-name="T3">mn</text:span><text:span text:style-name="T7">√</text:span><text:span text:style-name="T8">a</text:span></text:p>
      <text:p text:style-name="P7">en el cuaderno</text:p>
      <text:p text:style-name="P8">ahora antes de finalizar la clase, quiero explicar que aquí no estamos resolviendo la raíz, la manipulamos para poder trabajar con ella, la solución de una raíz, es un número el cual multiplicado por el mismo, la cantidad de veces que nos pida la <text:span text:style-name="T16">raíz</text:span>, es decir n veces, <text:span text:style-name="T16">no de como resultado el radicando, para poner un ejemplo raíz cuadrada, n=2, de 9, tendríamos que encontrar un número que multiplicado por el mismo 2 veces de 9, en este caso es el 3, porque 3*3 son 9, sin embargo para por ejemplo raíz cuadrada de 2, el número es irracional y por lo tanto no podemos escribirlo completo, es mejor, y más efectivo, trabajar la cifra como raíz cuadrada de 2, pues bien aquí termina esta lección, y espero verte nuevamente con muchas ganas de seguir aprendiendo, hasta luego.</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7:57:59.267000000</meta:creation-date>
    <dc:date>2020-03-20T07:06:06.149000000</dc:date>
    <meta:editing-duration>PT43M31S</meta:editing-duration>
    <meta:editing-cycles>6</meta:editing-cycles>
    <meta:generator>LibreOffice/6.1.1.2$Windows_X86_64 LibreOffice_project/5d19a1bfa650b796764388cd8b33a5af1f5baa1b</meta:generator>
    <meta:document-statistic meta:table-count="0" meta:image-count="0" meta:object-count="0" meta:page-count="2" meta:paragraph-count="19" meta:word-count="648" meta:character-count="3586" meta:non-whitespace-character-count="2923"/>
  </office:meta>
</office:document-meta>
</file>